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text:tab/>This paper is a overview of a project to attempt to perform sentiment analysis on Twitter data for the purposes of creating a tool that could be used by potential shoppers to see what the general public / twitter thinks about it before buying it. These sort of recommendation engines and review systems have become increasingly popular in recent years. Twitter provides a excellent platform for collecting data as well as determining sentiment in a real world context. This paper will cover the approach used, including design and implementation, training data, difficulties and challenges and potential future work. The classifier built during this project was implemented in Java using the Lucene library for text processing and index creation, and Naive Bayes for the actual classification algorithm. Naive Bayes was extended with various smoothing and feature extraction techniques to improve overall classifier accuracy. <text:s/></text:p>
      <text:p text:style-name="Standard"/>
      <text:p text:style-name="Standard">Introduction: </text:p>
      <text:p text:style-name="Standard"><text:tab/>Recommendation and reviewing systems are becoming increasingly popular. The end goal of such system <text:s/>is often to provide relevant information regarding the quality of a product or service to those that may want to use or purchase a similar product in the near future. There are many varieties of these tools. Some tools index full reviews written by a reviewer or subject matter expert, (see Amazon.com) and provide a objective rating. Others use data generated by the public which is freely available through websites such as twitter. In this case of this project Twitter was used to collect both training data and test data. This provided its own set of unique challenges which will be discussed later. </text:p>
      <text:p text:style-name="Standard"/>
      <text:p text:style-name="Standard">Retriev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7T21:25:42</meta:creation-date>
    <dc:date>2011-12-07T22:59:35</dc:date>
    <meta:editing-duration>PT33M23S</meta:editing-duration>
    <meta:editing-cycles>3</meta:editing-cycles>
    <meta:generator>LibreOffice/3.4$Unix LibreOffice_project/340m1$Build-1206</meta:generator>
    <meta:document-statistic meta:table-count="0" meta:image-count="0" meta:object-count="0" meta:page-count="1" meta:paragraph-count="5" meta:word-count="262" meta:character-count="1667" meta:non-whitespace-character-count="1402"/>
  </office:meta>
</office:document-meta>
</file>